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Helper.getSettings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Helper.getProperty( String name , Settings sett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ingsHelper.createSettings( DefaultContext context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Helper.replace( String value , Settings settings , Logger logg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